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2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77bc65"/>
      <style:text-properties style:use-window-font-color="true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ce30" style:family="table-cell" style:parent-style-name="Default">
      <style:table-cell-properties fo:background-color="#ffaa95"/>
    </style:style>
    <style:style style:name="ce31" style:family="table-cell" style:parent-style-name="Default">
      <style:table-cell-properties fo:background-color="#ff6d6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9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 table:number-columns-repeated="2"/>
          <table:table-cell office:value-type="string" calcext:value-type="string">
            <text:p>https://www.web.com/blog/start-online-business/</text:p>
          </table:table-cell>
          <table:table-cell table:number-columns-repeated="5"/>
          <table:table-cell office:value-type="string" calcext:value-type="string">
            <text:p>https://www.web.com/blog/what-is-dropshipping/</text:p>
          </table:table-cell>
          <table:table-cell office:value-type="string" calcext:value-type="string">
            <text:p>https://www.web.com/blog/best-products-for-dropshipping/</text:p>
          </table:table-cell>
          <table:table-cell/>
          <table:table-cell office:value-type="string" calcext:value-type="string">
            <text:p>https://www.web.com/blog/selling-on-ebay/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blog/how-to-build-an-amazon-affiliate-website-that-rakes-in-sales/</text:p>
          </table:table-cell>
          <table:table-cell office:value-type="string" calcext:value-type="string">
            <text:p>https://www.web.com/blog/resources/ebook/game-on-how-to-gain-a-competitive-business-advantage</text:p>
          </table:table-cell>
          <table:table-cell office:value-type="string" calcext:value-type="string">
            <text:p>https://www.web.com/blog/write-good-ecommerce-return-policy/</text:p>
          </table:table-cell>
          <table:table-cell table:style-name="ce20" office:value-type="string" calcext:value-type="string">
            <text:p>https://www.web.com/blog/marketing-plan/</text:p>
          </table:table-cell>
          <table:table-cell table:style-name="ce20" office:value-type="string" calcext:value-type="string">
            <text:p>https://www.web.com/blog/reasons-business-use-email-marketing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 table:number-columns-repeated="2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 table:number-columns-repeated="2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 table:number-columns-repeated="2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 table:number-columns-repeated="2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 table:number-columns-repeated="2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 table:number-columns-repeated="2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5"/>
          <table:table-cell table:style-name="ce9" office:value-type="string" calcext:value-type="string">
            <text:p>https://www.web.com/blog/creating-newsworthy-content/</text:p>
          </table:table-cell>
          <table:table-cell table:style-name="ce9" office:value-type="string" calcext:value-type="string">
            <text:p>https://www.web.com/blog/best-ways-grow-email-list/</text:p>
          </table:table-cell>
          <table:table-cell office:value-type="string" calcext:value-type="string">
            <text:p>https://www.web.com/blog/ecommerce-analytics/</text:p>
          </table:table-cell>
          <table:table-cell office:value-type="string" calcext:value-type="string">
            <text:p>https://www.web.com/blog/ab-testing/</text:p>
          </table:table-cell>
          <table:table-cell table:style-name="ce9" office:value-type="string" calcext:value-type="string">
            <text:p>https://www.web.com/blog/use-personalization-boost-sales/</text:p>
          </table:table-cell>
          <table:table-cell office:value-type="string" calcext:value-type="string">
            <text:p>https://www.web.com/blog/email-subject-lines/</text:p>
          </table:table-cell>
          <table:table-cell office:value-type="string" calcext:value-type="string">
            <text:p>https://www.web.com/blog/email-marketing-for-mobile/</text:p>
          </table:table-cell>
          <table:table-cell/>
          <table:table-cell office:value-type="string" calcext:value-type="string">
            <text:p>https://www.web.com/blog/what-is-marketing-automation-get-started/</text:p>
          </table:table-cell>
          <table:table-cell office:value-type="string" calcext:value-type="string">
            <text:p>https://www.web.com/business-email/</text:p>
          </table:table-cell>
          <table:table-cell office:value-type="string" calcext:value-type="string">
            <text:p>https://www.web.com/blog/how-to-measure-marketing-roi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table:style-name="ce25" office:value-type="string" calcext:value-type="string">
            <text:p>best-ways-grow-email-list</text:p>
          </table:table-cell>
          <table:table-cell/>
          <table:table-cell table:style-name="ce9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n page SEO vs off page SEO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table:style-name="ce28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<text:a xlink:href="https://www/" xlink:type="simple">https://www</text:a>.web.com/blog/content-marketing-for-small-businesses/</text:p>
          </table:table-cell>
          <table:table-cell table:style-name="ce30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11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table:style-name="ce31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 guide to effective content marketing for small busines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how-to-create-a-product-landing-page-that-sells</text:p>
          </table:table-cell>
          <table:table-cell table:number-columns-repeated="2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19" office:value-type="string" calcext:value-type="string">
            <text:p>marketing-funnel</text:p>
          </table:table-cell>
          <table:table-cell table:number-columns-repeated="2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lead-generation-software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definitive guide to small business marketing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acebook Ads Guide for Beginners: How to Rock Your First Campaign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Facebook-ads-guide</text:p>
          </table:table-cell>
          <table:table-cell/>
          <table:table-cell table:style-name="ce5"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cebook Ads Manager, The Essential Guide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facebook-ads-manag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<text:a xlink:href="https://disruptiveadvertising.com/social-media/wedding-facebook-lead-ads/" xlink:type="simple">https://disruptiveadvertising.com/social-media/wedding-facebook-lead-ads/</text:a>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Much Should You Invest? Planning Your Facebook Budget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how-much-should-you-invest-planning-your-facebook-budge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table:style-name="ce5"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y Dedicated Landing Pages Matter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why-dedicated-landing-pages-matt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landing-page-design-and-optimization/</text:p>
          </table:table-cell>
          <table:table-cell office:value-type="string" calcext:value-type="string">
            <text:p>https://disruptiveadvertising.com/landing-pages/landing-page/</text:p>
          </table:table-cell>
          <table:table-cell office:value-type="string" calcext:value-type="string">
            <text:p>https://disruptiveadvertising.com/social-media/social-media-marketing-abcs/</text:p>
          </table:table-cell>
          <table:table-cell office:value-type="string" calcext:value-type="string">
            <text:p>https://disruptiveadvertising.com/marketing/online-marketing/</text:p>
          </table:table-cell>
          <table:table-cell table:style-name="ce5" office:value-type="string" calcext:value-type="string">
            <text:p>https://disruptiveadvertising.com/conversion-rate-optimization/conversion-rate/</text:p>
          </table:table-cell>
          <table:table-cell office:value-type="string" calcext:value-type="string">
            <text:p>https://disruptiveadvertising.com/conversion-rate-optimization/build-better-landing-pages-with-typekit-and-google-fonts/</text:p>
          </table:table-cell>
          <table:table-cell office:value-type="string" calcext:value-type="string">
            <text:p>https://disruptiveadvertising.com/conversion-rate-optimization/how-color-affects-brands-image-ads-and-landing-pages/</text:p>
          </table:table-cell>
          <table:table-cell office:value-type="string" calcext:value-type="string">
            <text:p>https://disruptiveadvertising.com/landing-pages/mind-tricks-kylo-rens-guide-to-landing-page-optimization/</text:p>
          </table:table-cell>
          <table:table-cell office:value-type="string" calcext:value-type="string">
            <text:p>https://disruptiveadvertising.com/landing-pages/5-things-remember-writing-landing-page-copy/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hat is Conversion Rate? How to Calculate and Improve Your Conversion Rate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conversion-ra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disruptiveadvertising.com/conversion-rate-optimization/conversion-rate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</text:p>
          </table:table-cell>
          <table:table-cell office:value-type="string" calcext:value-type="string">
            <text:p>https://disruptiveadvertising.com/adwords/what-is-ctr-click-through-rate/</text:p>
          </table:table-cell>
          <table:table-cell office:value-type="string" calcext:value-type="string">
            <text:p>https://disruptiveadvertising.com/adwords/cost-per-click/</text:p>
          </table:table-cell>
          <table:table-cell office:value-type="string" calcext:value-type="string">
            <text:p>https://disruptiveadvertising.com/adwords/marketing-analytics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office:value-type="string" calcext:value-type="string">
            <text:p>https://disruptiveadvertising.com/conversion-rate-optimization/4-key-differences-between-homepages-and-landing-pages/</text:p>
          </table:table-cell>
          <table:table-cell office:value-type="string" calcext:value-type="string">
            <text:p>https://disruptiveadvertising.com/conversion-rate-optimization/landing-page-tools-unbounce-instapage-leadpages-webflow-kickofflabs-landerapp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to make a mobile friendly website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7-tips-for-creating-a-mobile-friendly-websi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website-design/7-tips-for-creating-a-mobile-friendly-websi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creating an online course 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the-ultimate-guide-to-creating-an-online-cours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guide-to-creating-an-online-course/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office:value-type="string" calcext:value-type="string">
            <text:p>https://www.web.com/blog/grow/social-media/get-connected--how-to-use-social-influencers-to-grow-your-small-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guide-grow-email-lis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enefits of having a blog on your small business websit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does-your-website-need-a-blog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grow/marketing/does-your-website-need-a-blog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25" office:value-type="string" calcext:value-type="string">
            <text:p>https://www.web.com/blog/start/website-design/guide-to-getting-started-wordpress</text:p>
          </table:table-cell>
          <table:table-cell table:style-name="ce25" office:value-type="string" calcext:value-type="string">
            <text:p>https://www.web.com/hosting/wordpress-hosting</text:p>
          </table:table-cell>
          <table:table-cell table:style-name="ce25" office:value-type="string" calcext:value-type="string">
            <text:p>https://www.web.com/blog/start/website-design/a-guide-to-domain-names-for-small-businesses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25" office:value-type="string" calcext:value-type="string">
            <text:p>https://www.web.com/online-marketing/pay-per-click-advertising</text:p>
          </table:table-cell>
          <table:table-cell table:style-name="ce25"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table:number-columns-repeated="1004"/>
        </table:table-row>
        <table:table-row table:style-name="ro2">
          <table:table-cell table:style-name="ce25" table:number-columns-repeated="5"/>
          <table:table-cell table:style-name="ce25" office:value-type="string" calcext:value-type="string">
            <text:p>https://www.web.com/blog/start/website-design/guide-to-getting-started-wordpress</text:p>
          </table:table-cell>
          <table:table-cell table:style-name="ce25" table:number-columns-repeated="1018"/>
        </table:table-row>
        <table:table-row table:style-name="ro2">
          <table:table-cell table:style-name="ce25" table:number-columns-repeated="1024"/>
        </table:table-row>
        <table:table-row table:style-name="ro2" table:number-rows-repeated="10">
          <table:table-cell table:style-name="ce25" table:number-columns-repeated="16"/>
          <table:table-cell table:number-columns-repeated="1008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table:style-name="Default"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style-name="Default"/>
          <table:table-cell table:number-columns-repeated="1022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style-name="Default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/00/0000</text:date>, <text:time style:data-style-name="N2" text:time-value="12:04:51.838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2-03T13:19:48.737000000</dc:date>
    <meta:editing-duration>PT22H50M30S</meta:editing-duration>
    <meta:editing-cycles>60</meta:editing-cycles>
    <meta:generator>LibreOffice/7.2.0.4$Windows_X86_64 LibreOffice_project/9a9c6381e3f7a62afc1329bd359cc48accb6435b</meta:generator>
    <meta:document-statistic meta:table-count="1" meta:cell-count="283" meta:object-count="0"/>
  </office:meta>
</office:document-meta>
</file>